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Calibri Light" style:font-name-complex="Calibri Light1"/>
    </style:style>
    <style:style style:name="P3" style:family="paragraph" style:parent-style-name="Standard">
      <style:paragraph-properties fo:margin-top="0in" fo:margin-bottom="0in" loext:contextual-spacing="false"/>
      <style:text-properties officeooo:paragraph-rsid="0011ace7"/>
    </style:style>
    <style:style style:name="P4" style:family="paragraph" style:parent-style-name="Standard">
      <style:paragraph-properties fo:margin-top="0in" fo:margin-bottom="0in" loext:contextual-spacing="false"/>
      <style:text-properties officeooo:paragraph-rsid="0011bd34"/>
    </style:style>
    <style:style style:name="P5" style:family="paragraph" style:parent-style-name="Standard">
      <style:paragraph-properties fo:margin-top="0in" fo:margin-bottom="0in" loext:contextual-spacing="false"/>
      <style:text-properties officeooo:rsid="001a1b46" officeooo:paragraph-rsid="001a1b46"/>
    </style:style>
    <style:style style:name="P6" style:family="paragraph" style:parent-style-name="Standard">
      <style:paragraph-properties fo:margin-top="0in" fo:margin-bottom="0in" loext:contextual-spacing="false"/>
      <style:text-properties fo:font-size="14pt" style:text-underline-style="none" fo:font-weight="bold" officeooo:rsid="001a1b46" officeooo:paragraph-rsid="001a1b46" style:font-size-asian="14pt" style:font-weight-asian="bold" style:font-size-complex="14pt" style:font-weight-complex="bold"/>
    </style:style>
    <style:style style:name="P7" style:family="paragraph" style:parent-style-name="Standard">
      <style:paragraph-properties fo:margin-top="0in" fo:margin-bottom="0in" loext:contextual-spacing="false"/>
      <style:text-properties fo:font-size="14pt" style:text-underline-style="none" fo:font-weight="bold" officeooo:rsid="001e84e0" officeooo:paragraph-rsid="001e84e0" style:font-size-asian="14pt" style:font-weight-asian="bold" style:font-size-complex="14pt" style:font-weight-complex="bold"/>
    </style:style>
    <style:style style:name="P8" style:family="paragraph" style:parent-style-name="Standard">
      <style:paragraph-properties fo:margin-top="0in" fo:margin-bottom="0in" loext:contextual-spacing="false"/>
      <style:text-properties fo:font-size="14pt" style:text-underline-style="none" fo:font-weight="bold" officeooo:rsid="00205cda" officeooo:paragraph-rsid="00205cda" style:font-size-asian="14pt" style:font-weight-asian="bold" style:font-size-complex="14pt" style:font-weight-complex="bold"/>
    </style:style>
    <style:style style:name="P9" style:family="paragraph" style:parent-style-name="Standard">
      <style:paragraph-properties fo:margin-top="0in" fo:margin-bottom="0in" loext:contextual-spacing="false"/>
      <style:text-properties fo:font-size="14pt" style:text-underline-style="none" fo:font-weight="bold" officeooo:rsid="001e84e0" officeooo:paragraph-rsid="001e84e0" style:font-size-asian="12.25pt" style:font-weight-asian="bold" style:font-size-complex="14pt" style:font-weight-complex="bold"/>
    </style:style>
    <style:style style:name="P10" style:family="paragraph" style:parent-style-name="Standard">
      <style:paragraph-properties fo:margin-top="0in" fo:margin-bottom="0in" loext:contextual-spacing="false"/>
      <style:text-properties fo:font-size="11pt" style:text-underline-style="none" fo:font-weight="normal" officeooo:rsid="001a1b46" officeooo:paragraph-rsid="001a1b46" style:font-size-asian="9.60000038146973pt" style:font-weight-asian="normal" style:font-size-complex="11pt" style:font-weight-complex="normal"/>
    </style:style>
    <style:style style:name="P11" style:family="paragraph" style:parent-style-name="Standard">
      <style:paragraph-properties fo:margin-top="0in" fo:margin-bottom="0in" loext:contextual-spacing="false"/>
      <style:text-properties fo:font-size="11pt" style:text-underline-style="none" fo:font-weight="normal" officeooo:rsid="001bb9fe" officeooo:paragraph-rsid="001bb9fe" style:font-size-asian="9.60000038146973pt" style:font-weight-asian="normal" style:font-size-complex="11pt" style:font-weight-complex="normal"/>
    </style:style>
    <style:style style:name="P12" style:family="paragraph" style:parent-style-name="Standard">
      <style:paragraph-properties fo:margin-top="0in" fo:margin-bottom="0in" loext:contextual-spacing="false"/>
      <style:text-properties fo:font-size="11pt" style:text-underline-style="none" fo:font-weight="normal" officeooo:rsid="001e84e0" officeooo:paragraph-rsid="001e84e0" style:font-size-asian="9.60000038146973pt" style:font-weight-asian="normal" style:font-size-complex="11pt" style:font-weight-complex="normal"/>
    </style:style>
    <style:style style:name="P13" style:family="paragraph" style:parent-style-name="Standard">
      <style:paragraph-properties fo:margin-top="0in" fo:margin-bottom="0in" loext:contextual-spacing="false"/>
      <style:text-properties fo:font-size="11pt" style:text-underline-style="none" fo:font-weight="normal" officeooo:rsid="00205cda" officeooo:paragraph-rsid="00205cda" style:font-size-asian="9.60000038146973pt" style:font-weight-asian="normal" style:font-size-complex="11pt" style:font-weight-complex="normal"/>
    </style:style>
    <style:style style:name="P14" style:family="paragraph" style:parent-style-name="Standard">
      <style:paragraph-properties fo:margin-top="0in" fo:margin-bottom="0in" loext:contextual-spacing="false"/>
      <style:text-properties officeooo:paragraph-rsid="00205cda"/>
    </style:style>
    <style:style style:name="P15" style:family="paragraph" style:parent-style-name="Standard">
      <style:paragraph-properties fo:margin-top="0in" fo:margin-bottom="0in" loext:contextual-spacing="false"/>
      <style:text-properties fo:font-size="10pt" style:text-underline-style="none" fo:font-weight="normal" officeooo:rsid="00205cda" officeooo:paragraph-rsid="00205cda" style:font-size-asian="8.75pt" style:font-weight-asian="normal" style:font-size-complex="10pt" style:font-weight-complex="normal"/>
    </style:style>
    <style:style style:name="P16" style:family="paragraph" style:parent-style-name="Standard">
      <style:paragraph-properties fo:margin-top="0in" fo:margin-bottom="0in" loext:contextual-spacing="false"/>
      <style:text-properties style:font-name="Calibri Light" style:font-name-complex="Calibri Light1"/>
    </style:style>
    <style:style style:name="P17" style:family="paragraph" style:parent-style-name="Standard">
      <style:paragraph-properties fo:margin-top="0in" fo:margin-bottom="0in" loext:contextual-spacing="false"/>
      <style:text-properties style:font-name="Calibri Light" officeooo:rsid="0011ace7" style:font-name-complex="Calibri Light1"/>
    </style:style>
    <style:style style:name="P18" style:family="paragraph" style:parent-style-name="Standard">
      <style:paragraph-properties fo:margin-top="0in" fo:margin-bottom="0in" loext:contextual-spacing="false"/>
      <style:text-properties style:font-name="Calibri Light" officeooo:rsid="0011bd34" style:font-name-complex="Calibri Light1"/>
    </style:style>
    <style:style style:name="P19" style:family="paragraph" style:parent-style-name="Standard">
      <style:paragraph-properties fo:margin-top="0in" fo:margin-bottom="0in" loext:contextual-spacing="false"/>
      <style:text-properties style:font-name="Calibri Light" officeooo:paragraph-rsid="0011bd34" style:font-name-complex="Calibri Light1"/>
    </style:style>
    <style:style style:name="P20" style:family="paragraph" style:parent-style-name="Standard" style:list-style-name="L2">
      <style:paragraph-properties fo:margin-top="0in" fo:margin-bottom="0in" loext:contextual-spacing="false"/>
      <style:text-properties style:font-name="Calibri Light" officeooo:rsid="00184731" officeooo:paragraph-rsid="00205cda" style:font-name-complex="Calibri Light1"/>
    </style:style>
    <style:style style:name="P21" style:family="paragraph" style:parent-style-name="Standard" style:list-style-name="L2">
      <style:paragraph-properties fo:margin-top="0in" fo:margin-bottom="0in" loext:contextual-spacing="false"/>
      <style:text-properties style:font-name="Calibri Light" officeooo:rsid="001a1b46" officeooo:paragraph-rsid="00205cda" style:font-name-complex="Calibri Light1"/>
    </style:style>
    <style:style style:name="P22" style:family="paragraph" style:parent-style-name="Standard" style:list-style-name="L1">
      <style:paragraph-properties fo:margin-top="0in" fo:margin-bottom="0in" loext:contextual-spacing="false"/>
      <style:text-properties fo:font-size="11pt" style:text-underline-style="none" fo:font-weight="normal" officeooo:rsid="001bb9fe" officeooo:paragraph-rsid="001bb9fe" style:font-size-asian="9.60000038146973pt" style:font-weight-asian="normal" style:font-size-complex="11pt" style:font-weight-complex="normal"/>
    </style:style>
    <style:style style:name="P23" style:family="paragraph" style:parent-style-name="Standard" style:list-style-name="L1">
      <style:paragraph-properties fo:margin-top="0in" fo:margin-bottom="0in" loext:contextual-spacing="false"/>
      <style:text-properties fo:font-size="11pt" style:text-underline-style="none" fo:font-weight="normal" officeooo:rsid="001cb406" officeooo:paragraph-rsid="001cb406" style:font-size-asian="9.60000038146973pt" style:font-weight-asian="normal" style:font-size-complex="11pt" style:font-weight-complex="normal"/>
    </style:style>
    <style:style style:name="P24" style:family="paragraph" style:parent-style-name="Standard" style:list-style-name="L1">
      <style:paragraph-properties fo:margin-top="0in" fo:margin-bottom="0in" loext:contextual-spacing="false"/>
      <style:text-properties fo:font-size="11pt" style:text-underline-style="none" fo:font-weight="normal" officeooo:rsid="001e84e0" officeooo:paragraph-rsid="001e84e0" style:font-size-asian="9.60000038146973pt" style:font-weight-asian="normal" style:font-size-complex="11pt" style:font-weight-complex="normal"/>
    </style:style>
    <style:style style:name="P25" style:family="paragraph" style:parent-style-name="Standard">
      <style:paragraph-properties fo:margin-top="0in" fo:margin-bottom="0in" loext:contextual-spacing="false"/>
      <style:text-properties fo:font-size="11pt" style:text-underline-style="none" fo:font-weight="normal" officeooo:rsid="001e84e0" officeooo:paragraph-rsid="001e84e0" style:font-size-asian="9.60000038146973pt" style:font-weight-asian="normal" style:font-size-complex="11pt" style:font-weight-complex="normal"/>
    </style:style>
    <style:style style:name="P26" style:family="paragraph" style:parent-style-name="Standard" style:list-style-name="L3">
      <style:paragraph-properties fo:margin-top="0in" fo:margin-bottom="0in" loext:contextual-spacing="false"/>
      <style:text-properties fo:font-size="11pt" style:text-underline-style="none" fo:font-weight="normal" officeooo:rsid="00205cda" officeooo:paragraph-rsid="00205cda" style:font-size-asian="9.60000038146973pt" style:font-weight-asian="normal" style:font-size-complex="11pt" style:font-weight-complex="normal"/>
    </style:style>
    <style:style style:name="P27" style:family="paragraph" style:parent-style-name="Heading_20_2" style:master-page-name="Standard">
      <style:paragraph-properties fo:margin-top="0in" fo:margin-bottom="0.111in" loext:contextual-spacing="false" fo:text-align="center" style:justify-single-word="false" style:page-number="auto"/>
      <style:text-properties fo:color="#ff0000" fo:font-size="20pt" fo:font-weight="bold" style:font-size-asian="20pt" style:font-weight-asian="bold" style:font-name-complex="Calibri Light1" style:font-size-complex="20pt" style:font-weight-complex="bold"/>
    </style:style>
    <style:style style:name="P28" style:family="paragraph" style:parent-style-name="List_20_Paragraph" style:list-style-name="WWNum6">
      <style:paragraph-properties fo:margin-top="0in" fo:margin-bottom="0in" loext:contextual-spacing="true"/>
    </style:style>
    <style:style style:name="P29" style:family="paragraph" style:parent-style-name="List_20_Paragraph" style:list-style-name="WWNum6">
      <style:paragraph-properties fo:margin-top="0in" fo:margin-bottom="0in" loext:contextual-spacing="true"/>
      <style:text-properties officeooo:paragraph-rsid="0011bd34"/>
    </style:style>
    <style:style style:name="P30" style:family="paragraph" style:parent-style-name="List_20_Paragraph" style:list-style-name="WWNum6">
      <style:paragraph-properties fo:margin-top="0in" fo:margin-bottom="0in" loext:contextual-spacing="true"/>
      <style:text-properties style:font-name="Calibri Light" style:font-name-complex="Calibri Light1"/>
    </style:style>
    <style:style style:name="P31" style:family="paragraph" style:parent-style-name="List_20_Paragraph" style:list-style-name="WWNum6">
      <style:paragraph-properties fo:margin-top="0in" fo:margin-bottom="0in" loext:contextual-spacing="true"/>
      <style:text-properties style:font-name="Calibri Light" officeooo:rsid="0011bd34" officeooo:paragraph-rsid="0011bd34" style:font-name-complex="Calibri Light1"/>
    </style:style>
    <style:style style:name="P32" style:family="paragraph" style:parent-style-name="List_20_Paragraph" style:list-style-name="WWNum6">
      <style:paragraph-properties fo:margin-top="0in" fo:margin-bottom="0in" loext:contextual-spacing="true"/>
      <style:text-properties style:font-name="Calibri Light" officeooo:rsid="001251b8" officeooo:paragraph-rsid="001251b8" style:font-name-complex="Calibri Light1"/>
    </style:style>
    <style:style style:name="P33" style:family="paragraph" style:parent-style-name="List_20_Paragraph" style:list-style-name="WWNum6">
      <style:paragraph-properties fo:margin-top="0in" fo:margin-bottom="0in" loext:contextual-spacing="true"/>
      <style:text-properties style:font-name="Calibri Light" officeooo:rsid="00184731" officeooo:paragraph-rsid="00184731" style:font-name-complex="Calibri Light1"/>
    </style:style>
    <style:style style:name="P34" style:family="paragraph" style:parent-style-name="List_20_Paragraph" style:list-style-name="WWNum6">
      <style:paragraph-properties fo:margin-top="0in" fo:margin-bottom="0in" loext:contextual-spacing="true"/>
      <style:text-properties style:font-name="Calibri Light" officeooo:rsid="001a1b46" officeooo:paragraph-rsid="001a1b46" style:font-name-complex="Calibri Light1"/>
    </style:style>
    <style:style style:name="P35" style:family="paragraph" style:parent-style-name="List_20_Paragraph" style:list-style-name="WWNum6">
      <style:paragraph-properties fo:margin-top="0in" fo:margin-bottom="0in" loext:contextual-spacing="true"/>
      <style:text-properties style:font-name="Calibri Light" officeooo:rsid="001a1b46" officeooo:paragraph-rsid="00205cda" style:font-name-complex="Calibri Light1"/>
    </style:style>
    <style:style style:name="P36" style:family="paragraph" style:parent-style-name="List_20_Paragraph" style:list-style-name="L2">
      <style:paragraph-properties fo:margin-top="0in" fo:margin-bottom="0in" loext:contextual-spacing="true"/>
      <style:text-properties style:font-name="Calibri Light" officeooo:rsid="001a1b46" officeooo:paragraph-rsid="00205cda" style:font-name-complex="Calibri Light1"/>
    </style:style>
    <style:style style:name="P37" style:family="paragraph" style:parent-style-name="List_20_Paragraph" style:list-style-name="L2">
      <style:paragraph-properties fo:margin-top="0in" fo:margin-bottom="0in" loext:contextual-spacing="true"/>
      <style:text-properties style:font-name="Calibri Light" officeooo:paragraph-rsid="00205cda" style:font-name-complex="Calibri Light1"/>
    </style:style>
    <style:style style:name="P38" style:family="paragraph" style:parent-style-name="List_20_Paragraph" style:list-style-name="L2">
      <style:paragraph-properties fo:margin-top="0in" fo:margin-bottom="0in" loext:contextual-spacing="true"/>
      <style:text-properties style:font-name="Calibri Light" officeooo:rsid="002122a2" officeooo:paragraph-rsid="002122a2" style:font-name-complex="Calibri Light1"/>
    </style:style>
    <style:style style:name="P39" style:family="paragraph" style:parent-style-name="List_20_Paragraph" style:list-style-name="WWNum6">
      <style:paragraph-properties fo:margin-top="0in" fo:margin-bottom="0in" loext:contextual-spacing="true"/>
      <style:text-properties style:font-name="Calibri Light" officeooo:rsid="00205cda" officeooo:paragraph-rsid="00205cda" style:font-name-complex="Calibri Light1"/>
    </style:style>
    <style:style style:name="P40" style:family="paragraph" style:parent-style-name="List_20_Paragraph" style:list-style-name="WWNum6">
      <style:paragraph-properties fo:margin-top="0in" fo:margin-bottom="0in" loext:contextual-spacing="true"/>
      <style:text-properties officeooo:rsid="00205cda" officeooo:paragraph-rsid="00205cda"/>
    </style:style>
    <style:style style:name="P41" style:family="paragraph" style:parent-style-name="List_20_Paragraph" style:list-style-name="WWNum6">
      <style:paragraph-properties fo:margin-left="0in" fo:margin-right="0in" fo:margin-top="0in" fo:margin-bottom="0in" loext:contextual-spacing="true" fo:text-indent="0in" style:auto-text-indent="false"/>
      <style:text-properties style:font-name="Calibri Light" style:font-name-complex="Calibri Light1"/>
    </style:style>
    <style:style style:name="P42" style:family="paragraph" style:parent-style-name="List_20_Paragraph" style:list-style-name="WWNum6">
      <style:paragraph-properties fo:margin-left="0in" fo:margin-right="0in" fo:margin-top="0in" fo:margin-bottom="0in" loext:contextual-spacing="true" fo:text-indent="0in" style:auto-text-indent="false"/>
      <style:text-properties style:font-name="Calibri Light" officeooo:paragraph-rsid="0011bd34" style:font-name-complex="Calibri Light1"/>
    </style:style>
    <style:style style:name="P43" style:family="paragraph" style:parent-style-name="List_20_Paragraph" style:list-style-name="WWNum6">
      <style:paragraph-properties fo:margin-left="0in" fo:margin-right="0in" fo:margin-top="0in" fo:margin-bottom="0in" loext:contextual-spacing="true" fo:text-indent="0in" style:auto-text-indent="false"/>
      <style:text-properties style:font-name="Calibri Light" officeooo:rsid="0011bd34" officeooo:paragraph-rsid="0011bd34" style:font-name-complex="Calibri Light1"/>
    </style:style>
    <style:style style:name="P44" style:family="paragraph" style:parent-style-name="List_20_Paragraph" style:list-style-name="WWNum6">
      <style:paragraph-properties fo:margin-left="0in" fo:margin-right="0in" fo:margin-top="0in" fo:margin-bottom="0in" loext:contextual-spacing="true" fo:text-indent="0in" style:auto-text-indent="false"/>
      <style:text-properties style:font-name="Calibri Light" officeooo:rsid="001251b8" officeooo:paragraph-rsid="001251b8" style:font-name-complex="Calibri Light1"/>
    </style:style>
    <style:style style:name="P45" style:family="paragraph" style:parent-style-name="List_20_Paragraph" style:list-style-name="WWNum6">
      <style:paragraph-properties fo:margin-left="0in" fo:margin-right="0in" fo:margin-top="0in" fo:margin-bottom="0in" loext:contextual-spacing="true" fo:text-indent="0in" style:auto-text-indent="false"/>
      <style:text-properties style:font-name="Calibri Light" officeooo:rsid="001a1b46" officeooo:paragraph-rsid="001a1b46" style:font-name-complex="Calibri Light1"/>
    </style:style>
    <style:style style:name="P46" style:family="paragraph" style:parent-style-name="List_20_Paragraph">
      <style:paragraph-properties fo:margin-left="0in" fo:margin-right="0in" fo:margin-top="0in" fo:margin-bottom="0in" loext:contextual-spacing="true" fo:text-indent="0in" style:auto-text-indent="false"/>
      <style:text-properties style:font-name="Calibri Light" officeooo:rsid="001a1b46" officeooo:paragraph-rsid="001a1b46" style:font-name-complex="Calibri Light1"/>
    </style:style>
    <style:style style:name="P47" style:family="paragraph" style:parent-style-name="List_20_Paragraph" style:list-style-name="WWNum6">
      <style:paragraph-properties fo:margin-left="0in" fo:margin-right="0in" fo:margin-top="0in" fo:margin-bottom="0in" loext:contextual-spacing="true" fo:text-indent="0in" style:auto-text-indent="false"/>
      <style:text-properties style:font-name="Calibri Light" officeooo:rsid="002399c6" officeooo:paragraph-rsid="00205cda" style:font-name-complex="Calibri Light1"/>
    </style:style>
    <style:style style:name="P48" style:family="paragraph" style:parent-style-name="List_20_Paragraph">
      <style:paragraph-properties fo:margin-left="0in" fo:margin-right="0in" fo:margin-top="0in" fo:margin-bottom="0in" loext:contextual-spacing="true" fo:text-indent="0in" style:auto-text-indent="false"/>
      <style:text-properties style:font-name="Calibri Light" fo:font-size="14pt" style:text-underline-style="none" fo:font-weight="bold" officeooo:rsid="001a1b46" officeooo:paragraph-rsid="00205cda" style:font-size-asian="14pt" style:font-weight-asian="bold" style:font-name-complex="Calibri Light1" style:font-size-complex="14pt" style:font-weight-complex="bold"/>
    </style:style>
    <style:style style:name="P49" style:family="paragraph" style:parent-style-name="List_20_Paragraph" style:list-style-name="WWNum6">
      <style:paragraph-properties fo:margin-left="0in" fo:margin-right="0in" fo:margin-top="0in" fo:margin-bottom="0in" loext:contextual-spacing="true" fo:text-indent="0in" style:auto-text-indent="false"/>
      <style:text-properties officeooo:rsid="001a1b46" officeooo:paragraph-rsid="00205cda"/>
    </style:style>
    <style:style style:name="P50" style:family="paragraph" style:parent-style-name="List_20_Paragraph" style:list-style-name="L2">
      <style:paragraph-properties fo:margin-left="0in" fo:margin-right="0in" fo:margin-top="0in" fo:margin-bottom="0in" loext:contextual-spacing="true" fo:text-indent="0in" style:auto-text-indent="false"/>
      <style:text-properties officeooo:paragraph-rsid="00205cda"/>
    </style:style>
    <style:style style:name="P51" style:family="paragraph" style:parent-style-name="List_20_Paragraph" style:list-style-name="WWNum6">
      <style:paragraph-properties fo:margin-left="0in" fo:margin-right="0in" fo:margin-top="0in" fo:margin-bottom="0in" loext:contextual-spacing="true" fo:text-indent="0in" style:auto-text-indent="false"/>
      <style:text-properties officeooo:rsid="002399c6" officeooo:paragraph-rsid="002399c6"/>
    </style:style>
    <style:style style:name="T1" style:family="text">
      <style:text-properties fo:color="#000000" fo:font-size="11pt" style:font-size-asian="11pt" style:font-name-complex="Calibri Light1" style:font-size-complex="11pt"/>
    </style:style>
    <style:style style:name="T2" style:family="text">
      <style:text-properties fo:color="#000000" fo:font-size="11pt" officeooo:rsid="00117c79" style:font-size-asian="11pt" style:font-name-complex="Calibri Light1" style:font-size-complex="11pt"/>
    </style:style>
    <style:style style:name="T3" style:family="text">
      <style:text-properties style:font-name="Calibri Light" style:font-name-complex="Calibri Light1"/>
    </style:style>
    <style:style style:name="T4" style:family="text">
      <style:text-properties style:font-name="Calibri Light" officeooo:rsid="00117c79" style:font-name-complex="Calibri Light1"/>
    </style:style>
    <style:style style:name="T5" style:family="text">
      <style:text-properties style:font-name="Calibri Light" officeooo:rsid="0011ace7" style:font-name-complex="Calibri Light1"/>
    </style:style>
    <style:style style:name="T6" style:family="text">
      <style:text-properties style:font-name="Calibri Light" officeooo:rsid="0011bd34" style:font-name-complex="Calibri Light1"/>
    </style:style>
    <style:style style:name="T7" style:family="text">
      <style:text-properties style:font-name="Calibri Light" officeooo:rsid="001251b8" style:font-name-complex="Calibri Light1"/>
    </style:style>
    <style:style style:name="T8" style:family="text">
      <style:text-properties style:font-name="Calibri Light" officeooo:rsid="0013962a" style:font-name-complex="Calibri Light1"/>
    </style:style>
    <style:style style:name="T9" style:family="text">
      <style:text-properties style:font-name="Calibri Light" officeooo:rsid="0014b920" style:font-name-complex="Calibri Light1"/>
    </style:style>
    <style:style style:name="T10" style:family="text">
      <style:text-properties style:font-name="Calibri Light" officeooo:rsid="00167f9e" style:font-name-complex="Calibri Light1"/>
    </style:style>
    <style:style style:name="T11" style:family="text">
      <style:text-properties style:font-name="Calibri Light" officeooo:rsid="00184731" style:font-name-complex="Calibri Light1"/>
    </style:style>
    <style:style style:name="T12" style:family="text">
      <style:text-properties style:font-name="Calibri Light" officeooo:rsid="001a1b46" style:font-name-complex="Calibri Light1"/>
    </style:style>
    <style:style style:name="T13" style:family="text">
      <style:text-properties style:font-name="Calibri Light" officeooo:rsid="00205cda" style:font-name-complex="Calibri Light1"/>
    </style:style>
    <style:style style:name="T14" style:family="text">
      <style:text-properties style:font-name="Calibri Light" officeooo:rsid="0020759c" style:font-name-complex="Calibri Light1"/>
    </style:style>
    <style:style style:name="T15" style:family="text">
      <style:text-properties style:font-name="Calibri Light" officeooo:rsid="002122a2" style:font-name-complex="Calibri Light1"/>
    </style:style>
    <style:style style:name="T16" style:family="text">
      <style:text-properties style:font-name="Calibri Light" officeooo:rsid="002399c6" style:font-name-complex="Calibri Light1"/>
    </style:style>
    <style:style style:name="T17" style:family="text">
      <style:text-properties style:font-name="Calibri Light" officeooo:rsid="0025922e" style:font-name-complex="Calibri Light1"/>
    </style:style>
    <style:style style:name="T18" style:family="text">
      <style:text-properties style:font-name="Calibri Light" officeooo:rsid="0026c26b" style:font-name-complex="Calibri Light1"/>
    </style:style>
    <style:style style:name="T19" style:family="text">
      <style:text-properties style:font-name="Calibri Light" officeooo:rsid="0027e82b" style:font-name-complex="Calibri Light1"/>
    </style:style>
    <style:style style:name="T20" style:family="text">
      <style:text-properties style:font-name="Calibri Light" fo:font-style="italic" style:font-style-asian="italic" style:font-name-complex="Calibri Light1" style:font-style-complex="italic"/>
    </style:style>
    <style:style style:name="T21" style:family="text">
      <style:text-properties officeooo:rsid="001bb9fe"/>
    </style:style>
    <style:style style:name="T22" style:family="text">
      <style:text-properties officeooo:rsid="001e84e0"/>
    </style:style>
    <style:style style:name="T23" style:family="text">
      <style:text-properties officeooo:rsid="00228e86"/>
    </style:style>
    <style:style style:name="T24" style:family="text">
      <style:text-properties officeooo:rsid="0029117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2">RELAZIONE PROGETTO NON-GRAVITAR</text:h>
      <text:p text:style-name="P2"/>
      <text:h text:style-name="Heading_20_2" text:outline-level="2"><text:span text:style-name="T1">Il seguente progetto redatto da </text:span><text:span text:style-name="T2">David Mack </text:span><text:span text:style-name="T1">è una versione del gioco “Gravitar”, senza gravità in C++.</text:span></text:h>
      <text:p text:style-name="P2"/>
      <text:p text:style-name="P1"><text:span text:style-name="T3">Il </text:span><text:span text:style-name="T4">software è stato realizzato tramite il framework SFML, tool grafico per costruzione di applicazioni. Tipicamente viene utilizzato per i giochi</text:span></text:p>
      <text:p text:style-name="P17">Avviato al gioco si arriva al menu, nel quale, per ora, è presente una sola scelta cioè “start” per avviare il gioco.</text:p>
      <text:p text:style-name="P3"><text:span text:style-name="T3">Il giocatore ha a disposizione una navicella con cui può: muoversi </text:span><text:span text:style-name="T20">su</text:span><text:span text:style-name="T3">, </text:span><text:span text:style-name="T20">giù</text:span><text:span text:style-name="T3">, </text:span><text:span text:style-name="T5">girare a</text:span><text:span text:style-name="T3"> </text:span><text:span text:style-name="T20">destra</text:span><text:span text:style-name="T3"> e a </text:span><text:span text:style-name="T20">sinistra, sparare e attivare il raggio traente</text:span><text:span text:style-name="T3"> sia all’interno del sistema solare che all’interno del pianeta.</text:span></text:p>
      <text:p text:style-name="P3"><text:span text:style-name="T3">Inizialmente la navicella si trova all’interno del primo Sistema Solare, </text:span><text:span text:style-name="T5">o “galaxy” nel codice.</text:span></text:p>
      <text:p text:style-name="P3"><text:span text:style-name="T5">I pianeti sono </text:span><text:span text:style-name="T3">generati random (sia il numero che la loro posizione).</text:span></text:p>
      <text:p text:style-name="P1"><text:span text:style-name="T3">Lo scopo è quello di distruggere tutti i pianeti </text:span><text:span text:style-name="T5">e quindi conquistare tutti i sistemi solari</text:span><text:span text:style-name="T3"> e ottenere </text:span><text:span text:style-name="T6">quindi il</text:span><text:span text:style-name="T3"> punteggio più alto possibile. </text:span><text:span text:style-name="T6">P</text:span><text:span text:style-name="T3">er </text:span><text:span text:style-name="T6">conquistare un piante</text:span><text:span text:style-name="T3"> il giocatore deve dirigersi con la navicella all’interno di un pianeta e distruggere i Bunker al suo interno.</text:span></text:p>
      <text:p text:style-name="P1"><text:span text:style-name="T6">È’</text:span><text:span text:style-name="T3"> possibile accedere ad un nuovo sistema solare scorrendo verso il bordo destro </text:span><text:span text:style-name="T6">o sinistro </text:span><text:span text:style-name="T3">a meno che non si è all’interno del</text:span><text:span text:style-name="T6">l’ultimo o </text:span><text:span text:style-name="T3">primo sistema solare, </text:span><text:span text:style-name="T6">in tal caso è possibile solo una delle due possibilità.</text:span></text:p>
      <text:p text:style-name="P18"/>
      <text:p text:style-name="P1"><text:span text:style-name="T6">Le proprietà </text:span><text:span text:style-name="T3">della navicella sono:</text:span></text:p>
      <text:list xml:id="list719576214" text:style-name="WWNum6">
        <text:list-item>
          <text:p text:style-name="P30">la vita</text:p>
        </text:list-item>
        <text:list-item>
          <text:p text:style-name="P30">il carburante</text:p>
        </text:list-item>
        <text:list-item>
          <text:p text:style-name="P30">il punteggio</text:p>
          <text:p text:style-name="P41"/>
        </text:list-item>
      </text:list>
      <text:p text:style-name="P4"><text:span text:style-name="T3">Il gioco termina quando sono finite le vite oppure l’ammontare del carburante è pari a zero. </text:span><text:span text:style-name="T10">Le vite che possiede il giocatore sono 5. Pu</text:span><text:span text:style-name="T18">r</text:span><text:span text:style-name="T10">troppo non è ancora possibile vedere l’ammontare delle vite durante il gioco.</text:span></text:p>
      <text:p text:style-name="P19"/>
      <text:p text:style-name="P19">Si perdono vite:</text:p>
      <text:list xml:id="list11839968409152" text:continue-numbering="true" text:style-name="WWNum6">
        <text:list-item>
          <text:p text:style-name="P30">venendo colpiti dai proiettili dei vari bunker</text:p>
        </text:list-item>
        <text:list-item>
          <text:p text:style-name="P29"><text:span text:style-name="T3">andando a sbattere c</text:span><text:span text:style-name="T6">ontro</text:span><text:span text:style-name="T3"> la superfic</text:span><text:span text:style-name="T18">i</text:span><text:span text:style-name="T3">e del pianeta.</text:span></text:p>
          <text:p text:style-name="P42"/>
        </text:list-item>
      </text:list>
      <text:p text:style-name="P2">Carburante:</text:p>
      <text:list xml:id="list11841613424337" text:continue-numbering="true" text:style-name="WWNum6">
        <text:list-item>
          <text:p text:style-name="P31">Il carburante diminuisce costantemente.</text:p>
        </text:list-item>
        <text:list-item>
          <text:p text:style-name="P31">E’ possibile recuperare del carburante all’interno dei vari pianeti (ATTENZIONE: Una volta “uccisi” tutti i bunker non è più possibile recuperare i carburanti restanti poiché il pianeta viene considerato conquistato e quindi distrutto)</text:p>
          <text:list>
            <text:list-item>
              <text:list>
                <text:list-item>
                  <text:list>
                    <text:list-header>
                      <text:p text:style-name="P43"/>
                    </text:list-header>
                  </text:list>
                </text:list-item>
              </text:list>
            </text:list-item>
          </text:list>
        </text:list-item>
      </text:list>
      <text:p text:style-name="P1"><text:span text:style-name="T3">Il pianeta al suo interno ha una superficie generata anch’essa random con vari dislivelli (è generata random ma comunque all’interno di certi parametri per ottenere unna superfic</text:span><text:span text:style-name="T19">i</text:span><text:span text:style-name="T3">e adatta al gioco, quindi è controllato il random)</text:span></text:p>
      <text:p text:style-name="P2"/>
      <text:p text:style-name="P1"><text:span text:style-name="T3">Elementi sulla superfic</text:span><text:span text:style-name="T17">i</text:span><text:span text:style-name="T3">e:</text:span></text:p>
      <text:list xml:id="list11841210110748" text:continue-numbering="true" text:style-name="WWNum6">
        <text:list-item>
          <text:p text:style-name="P30">Bunker:</text:p>
          <text:list>
            <text:list-item>
              <text:p text:style-name="P31">tipo1: spara in due direzioni (sempre random)</text:p>
            </text:list-item>
            <text:list-item>
              <text:p text:style-name="P31">tipo2: spara in due direzioni (sempre random</text:p>
            </text:list-item>
          </text:list>
        </text:list-item>
        <text:list-item>
          <text:p text:style-name="P28"><text:span text:style-name="T7">C</text:span><text:span text:style-name="T3">arburante: </text:span></text:p>
          <text:list>
            <text:list-item>
              <text:p text:style-name="P32">tipo1: rosso ricarica di 300 unità</text:p>
            </text:list-item>
            <text:list-item>
              <text:p text:style-name="P32">tipo1: rosso e giallo ricarica di 600 unità</text:p>
              <text:p text:style-name="P44"/>
            </text:list-item>
          </text:list>
        </text:list-item>
      </text:list>
      <text:p text:style-name="P1"><text:span text:style-name="T3">Per uscire da un pianeta e tornare nel sistema solare basta salire fino alla cornice superiore e si tornerà nel sistema solare nella posizione </text:span><text:span text:style-name="T8">iniziale.</text:span><text:span text:style-name="T3"> </text:span><text:span text:style-name="T9">P</text:span><text:span text:style-name="T3">er distrugger</text:span><text:span text:style-name="T9">e un pianeta</text:span><text:span text:style-name="T3"> bisogna </text:span><text:soft-page-break/><text:span text:style-name="T3">abbattere tutti i Bunker presenti al suo interno, sparando con la navicella. Una volta </text:span><text:span text:style-name="T9">conquistato il pianeta non sarà più visibile nella mappa</text:span></text:p>
      <text:p text:style-name="P2"/>
      <text:p text:style-name="P1"><text:span text:style-name="T11">Alla </text:span><text:span text:style-name="T3">distru</text:span><text:span text:style-name="T11">zione di </text:span><text:span text:style-name="T3">un Bunker il punteggio aumenta di </text:span><text:span text:style-name="T11">250, mentre alla conquista di un pianeta il punteggio aumenterà di 2000 punti</text:span><text:span text:style-name="T3">.</text:span></text:p>
      <text:p text:style-name="P2"/>
      <text:p text:style-name="P2">Dopo aver distrutto tutti i pianeti di un sistema solare è possibile passare ad uno nuovo.</text:p>
      <text:p text:style-name="P2"/>
      <text:p text:style-name="P2"/>
      <text:p text:style-name="P2"/>
      <text:p text:style-name="P1"><text:span text:style-name="T11">CLASSI</text:span><text:span text:style-name="T3">:</text:span></text:p>
      <text:list xml:id="list11839801209253" text:continue-numbering="true" text:style-name="WWNum6">
        <text:list-item>
          <text:p text:style-name="P33">Bullet</text:p>
        </text:list-item>
        <text:list-item>
          <text:p text:style-name="P33">Bunker</text:p>
        </text:list-item>
        <text:list-item>
          <text:p text:style-name="P34">Drawable</text:p>
        </text:list-item>
        <text:list-item>
          <text:p text:style-name="P34">Entity</text:p>
        </text:list-item>
        <text:list-item>
          <text:p text:style-name="P34">Essence</text:p>
        </text:list-item>
        <text:list-item>
          <text:p text:style-name="P34">Fuel</text:p>
        </text:list-item>
        <text:list-item>
          <text:p text:style-name="P34">FuelLabel</text:p>
        </text:list-item>
        <text:list-item>
          <text:p text:style-name="P34">Galaxy</text:p>
        </text:list-item>
        <text:list-item>
          <text:p text:style-name="P34">Game</text:p>
        </text:list-item>
        <text:list-item>
          <text:p text:style-name="P34">Gameplay</text:p>
        </text:list-item>
        <text:list-item>
          <text:p text:style-name="P34">Ground</text:p>
        </text:list-item>
        <text:list-item>
          <text:p text:style-name="P34">Header</text:p>
        </text:list-item>
        <text:list-item>
          <text:p text:style-name="P34">Information</text:p>
        </text:list-item>
        <text:list-item>
          <text:p text:style-name="P34">KeyVector</text:p>
        </text:list-item>
        <text:list-item>
          <text:p text:style-name="P34">Label</text:p>
        </text:list-item>
        <text:list-item>
          <text:p text:style-name="P34">Line</text:p>
        </text:list-item>
        <text:list-item>
          <text:p text:style-name="P34">Living</text:p>
        </text:list-item>
        <text:list-item>
          <text:p text:style-name="P34">Menu</text:p>
        </text:list-item>
        <text:list-item>
          <text:p text:style-name="P34">Movable</text:p>
        </text:list-item>
        <text:list-item>
          <text:p text:style-name="P34">PlanetObj</text:p>
        </text:list-item>
        <text:list-item>
          <text:p text:style-name="P34">PlanetView</text:p>
        </text:list-item>
        <text:list-item>
          <text:p text:style-name="P34">Playground</text:p>
        </text:list-item>
        <text:list-item>
          <text:p text:style-name="P34">Points</text:p>
        </text:list-item>
        <text:list-item>
          <text:p text:style-name="P34">Scene</text:p>
        </text:list-item>
        <text:list-item>
          <text:p text:style-name="P34">SelectionLabel</text:p>
        </text:list-item>
        <text:list-item>
          <text:p text:style-name="P34">Shape</text:p>
        </text:list-item>
        <text:list-item>
          <text:p text:style-name="P34">Shooter</text:p>
        </text:list-item>
        <text:list-item>
          <text:p text:style-name="P30">Spaceship</text:p>
        </text:list-item>
        <text:list-item>
          <text:p text:style-name="P34">StartView</text:p>
        </text:list-item>
        <text:list-item>
          <text:p text:style-name="P34">Text</text:p>
        </text:list-item>
        <text:list-item>
          <text:p text:style-name="P34">TractorBeam</text:p>
        </text:list-item>
        <text:list-item>
          <text:p text:style-name="P34">Utility</text:p>
        </text:list-item>
        <text:list-item>
          <text:p text:style-name="P34">Viewer</text:p>
          <text:p text:style-name="P45"/>
          <text:p text:style-name="P45">HANDLERS:</text:p>
        </text:list-item>
        <text:list-item>
          <text:p text:style-name="P34">CollisionHandler</text:p>
        </text:list-item>
        <text:list-item>
          <text:p text:style-name="P34">EventHandler</text:p>
        </text:list-item>
      </text:list>
      <text:p text:style-name="P46"/>
      <text:p text:style-name="P5"/>
      <text:p text:style-name="P5"/>
      <text:p text:style-name="P5"/>
      <text:p text:style-name="P5"/>
      <text:p text:style-name="P5"/>
      <text:p text:style-name="P5"/>
      <text:p text:style-name="P6"><text:soft-page-break/>Struttura:</text:p>
      <text:p text:style-name="P10">La struttura de<text:span text:style-name="T21">gli oggetti disegnabili </text:span>è gerarchico, <text:span text:style-name="T21">la si può considerare una piramide che ha alla punta Drawable, per poi diramarsi tra tutti gli oggetti disegnabili, quali Spaceship, Viewer, Bullet etc. La scelta è stata fatta per avere la possibilità di descrivere tutti gli oggetti presenti nel gioco con un puntatore, così facendo si ha la possibilità di creare liste generiche (tipo Allies) che inglobano oggetti di vari tipi ma mantenendo la loro particolarità.</text:span></text:p>
      <text:p text:style-name="P11">In realtà ho provato a generalizzare tutti i vari tipi di oggetti, non solo quelli disegnabili, vedi ad esempio Scene, con Gameplay e Menu.</text:p>
      <text:p text:style-name="P11">Ecco una rappresentazione della <text:span text:style-name="T22">gerarchia</text:span>:</text:p>
      <text:p text:style-name="P11"/>
      <text:list xml:id="list354029752" text:style-name="L1">
        <text:list-item>
          <text:p text:style-name="P22">Drawable</text:p>
          <text:list>
            <text:list-item>
              <text:p text:style-name="P22">Fuel</text:p>
            </text:list-item>
            <text:list-item>
              <text:p text:style-name="P22">Spaceship</text:p>
            </text:list-item>
            <text:list-item>
              <text:p text:style-name="P22">Bullet</text:p>
            </text:list-item>
            <text:list-item>
              <text:p text:style-name="P22">Bunker</text:p>
            </text:list-item>
            <text:list-item>
              <text:p text:style-name="P22">Ground</text:p>
            </text:list-item>
            <text:list-item>
              <text:p text:style-name="P22">TractorBeams</text:p>
            </text:list-item>
            <text:list-item>
              <text:p text:style-name="P22">PlanetObj</text:p>
            </text:list-item>
            <text:list-item>
              <text:p text:style-name="P22">Viewer</text:p>
              <text:list>
                <text:list-item>
                  <text:p text:style-name="P22">Playground</text:p>
                  <text:list>
                    <text:list-item>
                      <text:p text:style-name="P22">PlanetView</text:p>
                    </text:list-item>
                    <text:list-item>
                      <text:p text:style-name="P22">Galaxy</text:p>
                    </text:list-item>
                  </text:list>
                </text:list-item>
                <text:list-item>
                  <text:p text:style-name="P22">Header</text:p>
                </text:list-item>
                <text:list-item>
                  <text:p text:style-name="P22">StartView</text:p>
                </text:list-item>
              </text:list>
            </text:list-item>
            <text:list-item>
              <text:p text:style-name="P22">Label</text:p>
              <text:list>
                <text:list-item>
                  <text:p text:style-name="P22">SelectionLabel</text:p>
                </text:list-item>
                <text:list-item>
                  <text:p text:style-name="P22">Points</text:p>
                </text:list-item>
                <text:list-item>
                  <text:p text:style-name="P22">FuelLabel</text:p>
                </text:list-item>
              </text:list>
            </text:list-item>
          </text:list>
        </text:list-item>
        <text:list-item>
          <text:p text:style-name="P23">Scene</text:p>
          <text:list>
            <text:list-item>
              <text:p text:style-name="P23">Menu</text:p>
            </text:list-item>
            <text:list-item>
              <text:p text:style-name="P23">Gameplay</text:p>
            </text:list-item>
          </text:list>
        </text:list-item>
        <text:list-item>
          <text:p text:style-name="P23">Essence</text:p>
          <text:list>
            <text:list-item>
              <text:p text:style-name="P23">Entity</text:p>
              <text:list>
                <text:list-item>
                  <text:p text:style-name="P23">Movable</text:p>
                </text:list-item>
              </text:list>
            </text:list-item>
            <text:list-item>
              <text:p text:style-name="P23">Shape</text:p>
            </text:list-item>
            <text:list-item>
              <text:p text:style-name="P23">Text</text:p>
            </text:list-item>
          </text:list>
        </text:list-item>
        <text:list-item>
          <text:p text:style-name="P24">Living</text:p>
          <text:list>
            <text:list-item>
              <text:p text:style-name="P24">Bunker</text:p>
            </text:list-item>
            <text:list-item>
              <text:p text:style-name="P24">Spaceship</text:p>
            </text:list-item>
            <text:list-item>
              <text:p text:style-name="P24">(PlanetObj come possibilità futura)</text:p>
            </text:list-item>
          </text:list>
        </text:list-item>
        <text:list-item>
          <text:p text:style-name="P24">Shooter</text:p>
          <text:list>
            <text:list-item>
              <text:p text:style-name="P24">Bunker</text:p>
            </text:list-item>
            <text:list-item>
              <text:p text:style-name="P24">Spaceship</text:p>
            </text:list-item>
          </text:list>
        </text:list-item>
        <text:list-item>
          <text:p text:style-name="P24">Game</text:p>
        </text:list-item>
        <text:list-item>
          <text:p text:style-name="P24">Information</text:p>
        </text:list-item>
        <text:list-item>
          <text:p text:style-name="P24">Utility</text:p>
        </text:list-item>
        <text:list-item>
          <text:p text:style-name="P24">CollisionHandler</text:p>
        </text:list-item>
        <text:list-item>
          <text:p text:style-name="P24">EventHandler</text:p>
        </text:list-item>
        <text:list-item>
          <text:p text:style-name="P24">KeyVector</text:p>
        </text:list-item>
        <text:list-item>
          <text:p text:style-name="P24">Line</text:p>
        </text:list-item>
      </text:list>
      <text:p text:style-name="P12"/>
      <text:p text:style-name="P12"/>
      <text:p text:style-name="P12"/>
      <text:p text:style-name="P12"/>
      <text:p text:style-name="P12"/>
      <text:p text:style-name="P7"><text:soft-page-break/>Scelte di implementazione:</text:p>
      <text:p text:style-name="P12">La scelta principale è stata di concentrarsi principalmente sulla riusabilità e scalabilità del codice. Di fatto l’utilizzo di multiple classi di base mi ha dato la possibilità di riutilizzare il codice e quindi di sprecare meno tempo a rifare le stesse cose.</text:p>
      <text:p text:style-name="P12">La maggior parte del tempo della realizzazione del programma è stata impiegata nella progettazione di essa, infatti si è perso molto tempo nella fase iniziale poiché molto importante, ma una volta completata realizzare il resto delle classi è stato molto più immediato e semplice.</text:p>
      <text:p text:style-name="P12">Un’altra scelta importante è stata l’utilizzo di classi ausiliarie quali Information e Utility che mi han permesso di riutilizzare il codice di molte operazioni frequenti.</text:p>
      <text:p text:style-name="P12"/>
      <text:p text:style-name="P8">Gerarchia dei File:</text:p>
      <text:p text:style-name="P15">(si considera nel nome delle classi <text:span text:style-name="T23">e handeler </text:span>sia il file .hpp che .cpp)</text:p>
      <text:p text:style-name="P14"><text:span text:style-name="T3">/</text:span><text:span text:style-name="T13">Classes</text:span></text:p>
      <text:list xml:id="list3405399739" text:style-name="L2">
        <text:list-item>
          <text:p text:style-name="P20">Bullet</text:p>
        </text:list-item>
        <text:list-item>
          <text:p text:style-name="P20">Bunker</text:p>
        </text:list-item>
        <text:list-item>
          <text:p text:style-name="P21">Drawable</text:p>
        </text:list-item>
        <text:list-item>
          <text:p text:style-name="P36">Entity</text:p>
        </text:list-item>
        <text:list-item>
          <text:p text:style-name="P36">Essence</text:p>
        </text:list-item>
        <text:list-item>
          <text:p text:style-name="P36">Fuel</text:p>
        </text:list-item>
        <text:list-item>
          <text:p text:style-name="P36">FuelLabel</text:p>
        </text:list-item>
        <text:list-item>
          <text:p text:style-name="P36">Galaxy</text:p>
        </text:list-item>
        <text:list-item>
          <text:p text:style-name="P36">Game</text:p>
        </text:list-item>
        <text:list-item>
          <text:p text:style-name="P36">Gameplay</text:p>
        </text:list-item>
        <text:list-item>
          <text:p text:style-name="P36">Ground</text:p>
        </text:list-item>
        <text:list-item>
          <text:p text:style-name="P36">Header</text:p>
        </text:list-item>
        <text:list-item>
          <text:p text:style-name="P36">Information</text:p>
        </text:list-item>
        <text:list-item>
          <text:p text:style-name="P36">KeyVector</text:p>
        </text:list-item>
        <text:list-item>
          <text:p text:style-name="P36">Label</text:p>
        </text:list-item>
        <text:list-item>
          <text:p text:style-name="P36">Line</text:p>
        </text:list-item>
        <text:list-item>
          <text:p text:style-name="P36">Living</text:p>
        </text:list-item>
        <text:list-item>
          <text:p text:style-name="P36">Menu</text:p>
        </text:list-item>
        <text:list-item>
          <text:p text:style-name="P36">Movable</text:p>
        </text:list-item>
        <text:list-item>
          <text:p text:style-name="P36">PlanetObj</text:p>
        </text:list-item>
        <text:list-item>
          <text:p text:style-name="P36">PlanetView</text:p>
        </text:list-item>
        <text:list-item>
          <text:p text:style-name="P36">Playground</text:p>
        </text:list-item>
        <text:list-item>
          <text:p text:style-name="P36">Points</text:p>
        </text:list-item>
        <text:list-item>
          <text:p text:style-name="P36">Scene</text:p>
        </text:list-item>
        <text:list-item>
          <text:p text:style-name="P36">SelectionLabel</text:p>
        </text:list-item>
        <text:list-item>
          <text:p text:style-name="P36">Shape</text:p>
        </text:list-item>
        <text:list-item>
          <text:p text:style-name="P36">Shooter</text:p>
        </text:list-item>
        <text:list-item>
          <text:p text:style-name="P37">Spaceship</text:p>
        </text:list-item>
        <text:list-item>
          <text:p text:style-name="P36">StartView</text:p>
        </text:list-item>
        <text:list-item>
          <text:p text:style-name="P36">Text</text:p>
        </text:list-item>
        <text:list-item>
          <text:p text:style-name="P36">TractorBeam</text:p>
        </text:list-item>
        <text:list-item>
          <text:p text:style-name="P36">Utility</text:p>
        </text:list-item>
        <text:list-item>
          <text:p text:style-name="P36">Viewer</text:p>
          <text:p text:style-name="P50"><text:span text:style-name="T12">/</text:span><text:span text:style-name="T15">font</text:span></text:p>
        </text:list-item>
        <text:list-item>
          <text:p text:style-name="P38">AeroviasBrasil.tff</text:p>
        </text:list-item>
        <text:list-item>
          <text:p text:style-name="P38">BeautySchool.tff</text:p>
        </text:list-item>
        <text:list-item>
          <text:p text:style-name="P38">CafeBrewery.tff</text:p>
        </text:list-item>
        <text:list-item>
          <text:p text:style-name="P38">CreamPuff.tff</text:p>
        </text:list-item>
        <text:list-item>
          <text:p text:style-name="P38">Vonique64.tff</text:p>
        </text:list-item>
        <text:list-item>
          <text:p text:style-name="P38">YorkWhiteletter.tff</text:p>
          <text:p text:style-name="P50"><text:span text:style-name="T12">/</text:span><text:span text:style-name="T13">handlers</text:span></text:p>
        </text:list-item>
      </text:list>
      <text:list xml:id="list11840843366278" text:continue-list="list11839801209253" text:style-name="WWNum6">
        <text:list-item>
          <text:p text:style-name="P35"><text:soft-page-break/>CollisionHandler</text:p>
        </text:list-item>
        <text:list-item>
          <text:p text:style-name="P35">EventHandler</text:p>
          <text:p text:style-name="P49"><text:span text:style-name="T3">/</text:span><text:span text:style-name="T13">img</text:span></text:p>
        </text:list-item>
        <text:list-item>
          <text:p text:style-name="P39">spaceship.png</text:p>
        </text:list-item>
        <text:list-item>
          <text:p text:style-name="P39">spaceship2.png</text:p>
        </text:list-item>
        <text:list-item>
          <text:p text:style-name="P39">spaceship3.png</text:p>
        </text:list-item>
        <text:list-item>
          <text:p text:style-name="P39">spaceship4.png</text:p>
        </text:list-item>
        <text:list-item>
          <text:p text:style-name="P39">spaceship5.png</text:p>
        </text:list-item>
        <text:list-item>
          <text:p text:style-name="P40"><text:span text:style-name="T3">fuel.</text:span><text:span text:style-name="T14">jpe</text:span><text:span text:style-name="T3">g</text:span></text:p>
        </text:list-item>
        <text:list-item>
          <text:p text:style-name="P40"><text:span text:style-name="T3">fuel2.</text:span><text:span text:style-name="T14">jpe</text:span><text:span text:style-name="T3">g</text:span></text:p>
        </text:list-item>
        <text:list-item>
          <text:p text:style-name="P39">fuel3.png</text:p>
        </text:list-item>
        <text:list-item>
          <text:p text:style-name="P39">fuel4.png</text:p>
        </text:list-item>
        <text:list-item>
          <text:p text:style-name="P39">galaxy.png</text:p>
        </text:list-item>
        <text:list-item>
          <text:p text:style-name="P39">bullet.png</text:p>
        </text:list-item>
        <text:list-item>
          <text:p text:style-name="P39">bunker.png</text:p>
        </text:list-item>
        <text:list-item>
          <text:p text:style-name="P39">bunker2.png</text:p>
        </text:list-item>
        <text:list-item>
          <text:p text:style-name="P39">planet.png</text:p>
        </text:list-item>
        <text:list-item>
          <text:p text:style-name="P39">tractorbeam.png</text:p>
        </text:list-item>
        <text:list-item>
          <text:p text:style-name="P39">universe.png</text:p>
          <text:p text:style-name="P47">makefile</text:p>
          <text:p text:style-name="P51"><text:span text:style-name="T16">n</text:span><text:span text:style-name="T3">ograv.cpp</text:span></text:p>
        </text:list-item>
      </text:list>
      <text:p text:style-name="P48"/>
      <text:p text:style-name="P9">Note finali:</text:p>
      <text:p text:style-name="P12">Sono presenti molte immagini e font non tutte utilizzate poiché si era inizialmente scelto di voler dare la possibilità anche all’utente finale di cambiare i vari stili degli oggetti ma a causa della scarsa quantità di tempo rimasta si è deciso di non farla.</text:p>
      <text:p text:style-name="P13">Essence, Entity e Movable eran state create inizialmente per migliorare e semplificare la fase di testing, ma poi si è deciso di mantenerle per una questione di utilità.</text:p>
      <text:p text:style-name="P13"/>
      <text:p text:style-name="P8">BUG:</text:p>
      <text:p text:style-name="P13">Durante la fase di pulizia del codice si sono presentati che nella fase finale del codice non eran presenti, putroppo sempre a causa della scarsa quantità di tempo rimasta non son riuscito a sistemarli.</text:p>
      <text:list xml:id="list1474384204" text:style-name="L3">
        <text:list-item>
          <text:p text:style-name="P26">Se con la navicella (Spaceship) si va contro il perimetro destro del Playground e si punta in basso, si può “entrare” nel Ground. Al minimo movimento però la navicella perderà una vit<text:span text:style-name="T24">a</text:span></text:p>
        </text:list-item>
        <text:list-item>
          <text:p text:style-name="P26">Di questo bug non si è completamente sicuri ma ogni tanto all’uccisione del primo Bunker il gioco automaticamente considera il pianeta conquistato</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it" fo:country="IT"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it" fo:country="IT"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default-outline-level="2" style:list-style-name="" style:class="text">
      <style:paragraph-properties fo:margin-top="0.028in" fo:margin-bottom="0in" loext:contextual-spacing="false" fo:line-height="106%" fo:keep-together="always" fo:keep-with-next="always"/>
      <style:text-properties fo:color="#2f5496"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ormale1" style:family="paragraph" style:default-outline-level="">
      <style:paragraph-properties fo:margin-top="0in" fo:margin-bottom="0in" loext:contextual-spacing="false" fo:line-height="100%" fo:text-align="start" style:justify-single-word="false" fo:orphans="2" fo:widows="2" style:writing-mode="lr-tb"/>
      <style:text-properties style:font-name="Calibri" fo:font-family="Calibri" style:font-family-generic="roman" style:font-pitch="variable" fo:font-size="12pt" style:font-name-asian="SimSun" style:font-family-asian="SimSun" style:font-family-generic-asian="system" style:font-pitch-asian="variable" style:font-size-asian="12pt" style:language-asian="it" style:country-asian="IT" style:font-name-complex="Times New Roman" style:font-family-complex="'Times New Roman'" style:font-family-generic-complex="system" style:font-pitch-complex="variable" style:font-size-complex="12pt"/>
    </style:style>
    <style:style style:name="Default_20_Paragraph_20_Font" style:display-name="Default Paragraph Font" style:family="text"/>
    <style:style style:name="Titolo_20_2_20_Carattere" style:display-name="Titolo 2 Carattere" style:family="text" style:parent-style-name="Default_20_Paragraph_20_Font">
      <style:text-properties fo:color="#2f5496"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6"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 Genova</meta:initial-creator>
    <meta:editing-cycles>24</meta:editing-cycles>
    <meta:creation-date>2019-07-10T20:45:00</meta:creation-date>
    <dc:date>2020-02-15T01:18:39.347903512</dc:date>
    <meta:editing-duration>PT1H6M28S</meta:editing-duration>
    <meta:generator>LibreOffice/6.0.7.3$Linux_X86_64 LibreOffice_project/00m0$Build-3</meta:generator>
    <meta:document-statistic meta:table-count="0" meta:image-count="0" meta:object-count="0" meta:page-count="5" meta:paragraph-count="193" meta:word-count="1167" meta:character-count="6744" meta:non-whitespace-character-count="592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